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chrona danych – protekcyjne</text:p>
      <text:p text:style-name="Standard"/>
      <text:list xml:id="list1304688482351232394" text:style-name="L1">
        <text:list-item>
          <text:p text:style-name="P1">ciągi pseudolosowe</text:p>
        </text:list-item>
        <text:list-item>
          <text:p text:style-name="P1">podstawy szyfrów przestawieniowych</text:p>
        </text:list-item>
        <text:list-item>
          <text:p text:style-name="P1">algebra modulo</text:p>
        </text:list-item>
        <text:list-item>
          <text:p text:style-name="P1">szyfry symetryczne, asymetryczne</text:p>
        </text:list-item>
        <text:list-item>
          <text:p text:style-name="P1">Co to jest uwierzytelnienie</text:p>
        </text:list-item>
        <text:list-item>
          <text:p text:style-name="P1">uwierzytelnianie w gsm</text:p>
        </text:list-item>
        <text:list-item>
          <text:p text:style-name="P1">podpisy elektorniczne, funkcje skrótu, polityka bezpieczeństwa</text:p>
        </text:list-item>
        <text:list-item>
          <text:p text:style-name="P1">bezpieczne kanały asymetryczne i symetryczne</text:p>
        </text:list-item>
        <text:list-item>
          <text:p text:style-name="P1">Czym zajmuje się ochrona danych</text:p>
        </text:list-item>
        <text:list-item>
          <text:p text:style-name="P1">Kryptografia, projekcyjny</text:p>
        </text:list-item>
        <text:list-item>
          <text:p text:style-name="P1">Jakie są modulacje</text:p>
        </text:list-item>
        <text:list-item>
          <text:p text:style-name="P1">Metody rozpraszania widma</text:p>
        </text:list-item>
        <text:list-item>
          <text:p text:style-name="P1">co to są konstelacje</text:p>
        </text:list-item>
        <text:list-item>
          <text:p text:style-name="P1">co to są symbole</text:p>
        </text:list-item>
        <text:list-item>
          <text:p text:style-name="P1">co to jest paczka błędów</text:p>
        </text:list-item>
        <text:list-item>
          <text:p text:style-name="P1">opisać tor komunikacukjy</text:p>
        </text:list-item>
        <text:list-item>
          <text:p text:style-name="P1">kompresja</text:p>
        </text:list-item>
        <text:list-item>
          <text:p text:style-name="P1">Czym się różni system cyfrowy od analogowego</text:p>
        </text:list-item>
        <text:list-item>
          <text:p text:style-name="P1">co to jest suma kontrolna</text:p>
        </text:list-item>
        <text:list-item>
          <text:p text:style-name="P1">-Kryptografia, kryptoanaliza, kryptologia</text:p>
        </text:list-item>
        <text:list-item>
          <text:p text:style-name="P1">Efektywne algorytmy</text:p>
        </text:list-item>
        <text:list-item>
          <text:p text:style-name="P1">Uwierzytelnianie w różnych systemach komputerowych</text:p>
        </text:list-item>
        <text:list-item>
          <text:p text:style-name="P1">VPN</text:p>
        </text:list-item>
        <text:list-item>
          <text:p text:style-name="P1">QAM 64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06T10:36:07.05</meta:creation-date>
    <dc:date>2015-12-06T10:45:50.75</dc:date>
    <meta:editing-duration>PT9M4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5" meta:word-count="111" meta:character-count="685"/>
  </office:meta>
</office:document-meta>
</file>